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Google Sans" svg:font-family="'Google Sans', Arial, sans-serif"/>
    <style:font-face style:name="Google Sans1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e03c2" officeooo:paragraph-rsid="001e03c2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language="ru" fo:country="RU" officeooo:rsid="001e03c2" officeooo:paragraph-rsid="001e03c2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1e03c2" officeooo:paragraph-rsid="001e03c2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officeooo:paragraph-rsid="001e03c2"/>
    </style:style>
    <style:style style:name="P5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officeooo:paragraph-rsid="001e03c2"/>
    </style:style>
    <style:style style:name="P6" style:family="paragraph" style:parent-style-name="List_20_Paragraph" style:list-style-name="L1">
      <style:paragraph-properties fo:margin-left="0cm" fo:margin-right="0cm" fo:line-height="100%" fo:text-align="justify" style:justify-single-word="false" fo:text-indent="0cm" style:auto-text-indent="false"/>
      <style:text-properties officeooo:rsid="001e03c2" officeooo:paragraph-rsid="001e03c2"/>
    </style:style>
    <style:style style:name="P7" style:family="paragraph" style:parent-style-name="List_20_Paragraph">
      <style:paragraph-properties fo:margin-left="0cm" fo:margin-right="0cm" fo:line-height="100%" fo:text-align="justify" style:justify-single-word="false" fo:text-indent="0cm" style:auto-text-indent="false"/>
      <style:text-properties officeooo:rsid="001e03c2" officeooo:paragraph-rsid="001e03c2"/>
    </style:style>
    <style:style style:name="P8" style:family="paragraph" style:parent-style-name="List_20_Paragraph">
      <style:paragraph-properties fo:margin-left="0cm" fo:margin-right="0cm" fo:line-height="100%" fo:text-align="center" style:justify-single-word="false" fo:text-indent="0cm" style:auto-text-indent="false"/>
      <style:text-properties officeooo:rsid="001f5146" officeooo:paragraph-rsid="001f5146"/>
    </style:style>
    <style:style style:name="P9" style:family="paragraph" style:parent-style-name="List_20_Paragraph">
      <style:paragraph-properties fo:margin-left="0cm" fo:margin-right="0cm" fo:line-height="100%" fo:text-align="start" style:justify-single-word="false" fo:text-indent="0cm" style:auto-text-indent="false"/>
      <style:text-properties officeooo:rsid="001f5146" officeooo:paragraph-rsid="001f5146"/>
    </style:style>
    <style:style style:name="T1" style:family="text">
      <style:text-properties fo:font-variant="normal" fo:text-transform="none" fo:color="#0a0a0a" loext:opacity="100%" style:font-name="Google Sans1" fo:font-size="12pt" fo:letter-spacing="normal" fo:font-style="normal" fo:font-weight="normal"/>
    </style:style>
    <style:style style:name="T2" style:family="text">
      <style:text-properties fo:font-variant="normal" fo:text-transform="none" fo:color="#0a0a0a" loext:opacity="100%" style:font-name="Google Sans1" fo:font-size="12pt" fo:letter-spacing="normal" fo:font-style="normal" fo:font-weight="normal" style:font-size-asian="14pt" style:font-name-complex="Times New Roman1" style:font-size-complex="14pt"/>
    </style:style>
    <style:style style:name="T3" style:family="text">
      <style:text-properties fo:font-variant="normal" fo:text-transform="none" fo:color="#0a0a0a" loext:opacity="100%" style:font-name="Google Sans1" fo:font-size="12pt" fo:letter-spacing="normal" fo:font-style="normal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fo:font-variant="normal" fo:text-transform="none" fo:color="#0a0a0a" loext:opacity="100%" style:font-name="Google Sans" fo:font-size="12pt" fo:letter-spacing="normal" fo:font-style="normal" fo:font-weight="normal" style:font-size-asian="14pt" style:font-name-complex="Times New Roman1" style:font-size-complex="14pt"/>
    </style:style>
    <style:style style:name="T5" style:family="text">
      <style:text-properties fo:font-variant="normal" fo:text-transform="none" fo:color="#0a0a0a" loext:opacity="100%" style:font-name="Google Sans" fo:font-size="12pt" fo:letter-spacing="normal" fo:font-style="normal" fo:font-weight="bold" style:font-size-asian="14pt" style:font-weight-asian="bold" style:font-name-complex="Times New Roman1" style:font-size-complex="14pt" style:font-weight-complex="bold"/>
    </style:style>
    <style:style style:name="T6" style:family="text">
      <style:text-properties fo:font-variant="normal" fo:text-transform="none" fo:color="#1f1f1f" loext:opacity="100%" style:font-name="Times New Roman" fo:font-size="14pt" fo:letter-spacing="normal" fo:font-style="normal" fo:font-weight="normal" style:font-size-asian="14pt" style:font-size-complex="14pt"/>
    </style:style>
    <style:style style:name="T7" style:family="text">
      <style:text-properties fo:font-variant="normal" fo:text-transform="none" fo:color="#1f1f1f" loext:opacity="100%" style:font-name="Google Sans" fo:font-size="12pt" fo:letter-spacing="normal" fo:font-style="normal" fo:font-weight="normal"/>
    </style:style>
    <style:style style:name="T8" style:family="text">
      <style:text-properties fo:font-variant="normal" fo:text-transform="none" fo:color="#1f1f1f" loext:opacity="100%" style:font-name="Google Sans" fo:font-size="12pt" fo:letter-spacing="normal" fo:font-style="normal" fo:font-weight="bold" style:font-weight-asian="bold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Times New Roman" fo:font-size="14pt" fo:language="ru" fo:country="RU" fo:font-weight="bold" officeooo:rsid="001e03c2" style:font-size-asian="12.25pt" style:font-weight-asian="bold" style:font-size-complex="14pt" style:font-weight-complex="bold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e03c2" style:font-size-asian="14pt" style:font-name-complex="Times New Roman1" style:font-size-complex="14pt"/>
    </style:style>
    <style:style style:name="T1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5" style:family="text">
      <style:text-properties style:font-name="Times New Roman" fo:font-size="14pt" fo:font-weight="bold" officeooo:rsid="001e03c2" style:font-size-asian="14pt" style:font-weight-asian="bold" style:font-name-complex="Times New Roman1" style:font-size-complex="14pt" style:font-weight-complex="bol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актическое задание 5</text:p>
      <text:p text:style-name="P3">Задание 1:</text:p>
      <text:p text:style-name="P2"><text:span text:style-name="T10">Проектирование ПО</text:span> — это <text:span text:style-name="Strong_20_Emphasis"><text:span text:style-name="T1">процесс создания проекта </text:span></text:span><text:span text:style-name="T1">программного обеспечения, а также </text:span><text:span text:style-name="Strong_20_Emphasis"><text:span text:style-name="T1">дисциплина</text:span></text:span><text:span text:style-name="T1">, изучающая методы этого процесса.</text:span> </text:p>
      <text:p text:style-name="P2"><text:span text:style-name="T10">Концептуальная архитектура</text:span> — это базовый <text:span text:style-name="Strong_20_Emphasis"><text:span text:style-name="T9">набор идей и принципов</text:span></text:span>, на которых строится проект, будь то здание или программная система </text:p>
      <text:p text:style-name="P2"><text:span text:style-name="T10">Архитектурный стиль</text:span> — это совокупность характерных черт и признаков зданий и сооружений, определяемая их художественной, конструктивной и функциональной сторонами </text:p>
      <text:p text:style-name="P2"><text:span text:style-name="T10">Пилотная (или базовая) архитектура</text:span> — это <text:span text:style-name="Strong_20_Emphasis"><text:span text:style-name="T1">фундаментальный каркас</text:span></text:span><text:span text:style-name="T1">, определяющий структуру и принципы построения системы, программы или проекта</text:span> </text:p>
      <text:p text:style-name="P4"><text:span text:style-name="T11">Модуль - </text:span><text:span text:style-name="T6">Сложный узел, выполняющий самостоятельную функцию в техническом устройстве, а также вообще отделяемая, относительно самостоятельная часть какой-н. системы, организации.</text:span> </text:p>
      <text:p text:style-name="P4"><text:span text:style-name="T8">Компонент</text:span><text:span text:style-name="T7"> — это </text:span>составная часть чего-либо, будь то сложная система </text:p>
      <text:p text:style-name="P5"><text:span text:style-name="T14">Фреймворк</text:span><text:span text:style-name="T12"> — это готовая структура, или "каркас", для создания программ, которая содержит набор инструментов, библиотек и шаблонов</text:span><text:span text:style-name="T2">.</text:span><text:span text:style-name="T12"> </text:span><text:span text:style-name="T12"/></text:p>
      <text:p text:style-name="P5"><text:span text:style-name="T14">Слабая связанность</text:span><text:span text:style-name="T12"> — это принцип проектирования, при котором компоненты системы имеют минимальные зависимости друг от друга, что позволяет изменять один компонент без значительных последствий для других </text:span><text:span text:style-name="T12"/></text:p>
      <text:p text:style-name="P5"/>
      <text:p text:style-name="P5"><text:span text:style-name="T15">Сквозная функциональность</text:span><text:span text:style-name="T13"> — это общая для многих модулей программного обеспечения вспомогательная функция, которая не связана напрямую с основной бизнес-логикой </text:span><text:span text:style-name="T12"/></text:p>
      <text:p text:style-name="P5"/>
      <text:p text:style-name="P5"/>
      <text:p text:style-name="P5"><text:span text:style-name="T13">С</text:span><text:span text:style-name="T12">квозная функциональность </text:span><text:span text:style-name="T13">примеры:</text:span><text:span text:style-name="T12"/></text:p>
      <text:list text:style-name="L1">
        <text:list-item>
          <text:p text:style-name="P6"><text:span text:style-name="T12">Логирование </text:span><text:span text:style-name="T12"/></text:p>
        </text:list-item>
        <text:list-item>
          <text:p text:style-name="P6"><text:span text:style-name="T12">Авторизация</text:span><text:span text:style-name="T12"/></text:p>
        </text:list-item>
        <text:list-item>
          <text:p text:style-name="P6"><text:span text:style-name="T12">Обработка ошибок</text:span><text:span text:style-name="T12"/></text:p>
        </text:list-item>
      </text:list>
      <text:p text:style-name="P7"><text:span text:style-name="T3">Портирование ПО</text:span><text:span text:style-name="T2"> — это процесс адаптации программы для её работы в другой среде</text:span><text:span text:style-name="T12"> </text:span><text:span text:style-name="T12"/></text:p>
      <text:p text:style-name="P7"><text:span text:style-name="T5">Программный код</text:span><text:span text:style-name="T4"> — это </text:span><text:span text:style-name="T12">текст, написанный на языке программирования, который представляет собой набор инструкций для компьютера </text:span><text:span text:style-name="T12"/></text:p>
      <text:p text:style-name="P7"><text:span text:style-name="T3">Структура кода</text:span><text:span text:style-name="T2"> — это организация и порядок расположения его элементов, включая файлы, папки и компоненты, а также их взаимодействие</text:span><text:span text:style-name="T12"> </text:span><text:span text:style-name="T12"/></text:p>
      <text:p text:style-name="P7"/>
      <text:p text:style-name="P8"><text:span text:style-name="T12"/></text:p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sans-serif"/>
    <style:font-face style:name="Google Sans" svg:font-family="'Google Sans', Arial, sans-serif"/>
    <style:font-face style:name="Google Sans1" svg:font-family="'Google Sans', Roboto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27T11:02:23.407000000</meta:creation-date>
    <dc:date>2025-10-27T11:58:27.262000000</dc:date>
    <meta:editing-duration>PT12M1S</meta:editing-duration>
    <meta:editing-cycles>3</meta:editing-cycles>
    <meta:generator>LibreOffice/7.5.1.2$Windows_X86_64 LibreOffice_project/fcbaee479e84c6cd81291587d2ee68cba099e129</meta:generator>
    <meta:document-statistic meta:table-count="0" meta:image-count="0" meta:object-count="0" meta:page-count="1" meta:paragraph-count="18" meta:word-count="215" meta:character-count="1749" meta:non-whitespace-character-count="1531"/>
  </office:meta>
</office:document-meta>
</file>